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4.718cm"/>
    </style:style>
    <style:style style:name="co8" style:family="table-column">
      <style:table-column-properties fo:break-before="auto" style:column-width="2.272cm"/>
    </style:style>
    <style:style style:name="co11" style:family="table-column">
      <style:table-column-properties fo:break-before="auto" style:column-width="10.326cm"/>
    </style:style>
    <style:style style:name="co12" style:family="table-column">
      <style:table-column-properties fo:break-before="auto" style:column-width="2.88cm"/>
    </style:style>
    <style:style style:name="co9" style:family="table-column">
      <style:table-column-properties fo:break-before="auto" style:column-width="7.987cm"/>
    </style:style>
    <style:style style:name="co10" style:family="table-column">
      <style:table-column-properties fo:break-before="auto" style:column-width="1.141cm"/>
    </style:style>
    <style:style style:name="co13" style:family="table-column">
      <style:table-column-properties fo:break-before="auto" style:column-width="2.461cm"/>
    </style:style>
    <style:style style:name="co14" style:family="table-column">
      <style:table-column-properties fo:break-before="auto" style:column-width="6.735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2"/>
    <style:style style:name="ce2" style:family="table-cell" style:parent-style-name="Default" style:data-style-name="N36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2"/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dataset-name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<text:span text:style-name="T1"><text:a xlink:href="https://archive.ics.uci.edu/dataset/2/adult" xlink:type="simple">https://archive.ics.uci.edu/dataset/2/adult</text:a></text:span>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read-date</text:p>
          </table:table-cell>
          <table:table-cell table:style-name="ce2" office:value-type="date" office:date-value="2023-07-28" calcext:value-type="date">
            <text:p>28/07/2023</text:p>
          </table:table-cell>
        </table:table-row>
      </table:table>
      <table:table table:name="d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st Section ID</text:p>
          </table:table-cell>
          <table:table-cell office:value-type="string" calcext:value-type="string">
            <text:p>Test Section Name</text:p>
          </table:table-cell>
          <table:table-cell office:value-type="string" calcext:value-type="string">
            <text:p>Test Field ID</text:p>
          </table:table-cell>
          <table:table-cell office:value-type="string" calcext:value-type="string">
            <text:p>Test Field Name</text:p>
          </table:table-cell>
          <table:table-cell office:value-type="string" calcext:value-type="string">
            <text:p>Presence Che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Purpose for the dataset cre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Dataset creat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Dataset fund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Description of the 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Number of the 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Information about missing val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Recommended data spl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Description of errors, noise or redundanci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Information about data confidentiali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Information about possible data dangerousness (offensive, insulting, threatening or cause anxiety) or bia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Information about people involved in data production and their compensation (if people relate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Description of idenfiability for individuals or subpopulations (if people relate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Description of data sensitivity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Statistic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Pair pl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Probabilistic mod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Ground truth correl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Description of instances acquisition and data collection proces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Information about people involved in the data collection process and their compens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Time frame of data col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Information about ethical review proces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Information on individuals' knowledge of data collection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Information on individuals' consent for data collection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Analysis of potential impact of dataset, and its use, on data subjec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Description of sampling, preprocessing, cleaning, labeling proced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Information about people involved in the data sampling, preprocessing, cleaning, labeling procedures and their compens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Description of other possible sampling/preprocessing/cleaning/labeling procedu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Description of the tasks in which the dataset has already been used and their resul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Description of recommended uses or tas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Description of not recommended u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Repository that links to all papers or system that use the datas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Description of license and terms of 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Information about subject supporting, hosting, maintaining the data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Contact of the ow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DO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Errat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Information about dataset updat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Information about management of older dataset vers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Information about mechanism to extend/augment/build on/contribute to the data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1</text:p>
          </table:table-cell>
          <table:table-cell office:value-type="string" calcext:value-type="string">
            <text:p>Data is people rel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2</text:p>
          </table:table-cell>
          <table:table-cell office:value-type="string" calcext:value-type="string">
            <text:p>Presence of explicit target vari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3</text:p>
          </table:table-cell>
          <table:table-cell office:value-type="string" calcext:value-type="string">
            <text:p>Dataset is a sample or a reduction of a larger 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4</text:p>
          </table:table-cell>
          <table:table-cell office:value-type="string" calcext:value-type="string">
            <text:p>Recently updated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etrics" table:style-name="ta1">
        <table:table-column table:style-name="co9" table:default-cell-style-name="Default"/>
        <table:table-column table:style-name="co10" table:default-cell-style-name="ce8"/>
        <table:table-row table:style-name="ro1">
          <table:table-cell office:value-type="string" calcext:value-type="string">
            <text:p>Metric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Overall Presence Average</text:p>
          </table:table-cell>
          <table:table-cell table:formula="of:=AVERAGE([$dts.E2:.E40])" office:value-type="float" office:value="0.384615384615385" calcext:value-type="float">
            <text:p>0,38</text:p>
          </table:table-cell>
        </table:table-row>
        <table:table-row table:style-name="ro1">
          <table:table-cell office:value-type="string" calcext:value-type="string">
            <text:p>1 Motivation Presence Average</text:p>
          </table:table-cell>
          <table:table-cell table:formula="of:=AVERAGE([$dts.E2:.E4])" office:value-type="float" office:value="0.666666666666667" calcext:value-type="float">
            <text:p>0,67</text:p>
          </table:table-cell>
        </table:table-row>
        <table:table-row table:style-name="ro1">
          <table:table-cell office:value-type="string" calcext:value-type="string">
            <text:p>2 Composition Presence Average</text:p>
          </table:table-cell>
          <table:table-cell table:formula="of:=AVERAGE([$dts.E5:.E18])" office:value-type="float" office:value="0.214285714285714" calcext:value-type="float">
            <text:p>0,21</text:p>
          </table:table-cell>
        </table:table-row>
        <table:table-row table:style-name="ro1">
          <table:table-cell office:value-type="string" calcext:value-type="string">
            <text:p>3 Collection processes Presence Average</text:p>
          </table:table-cell>
          <table:table-cell table:formula="of:=AVERAGE([$dts.E19:.E25])" office:value-type="float" office:value="0.142857142857143" calcext:value-type="float">
            <text:p>0,14</text:p>
          </table:table-cell>
        </table:table-row>
        <table:table-row table:style-name="ro1">
          <table:table-cell office:value-type="string" calcext:value-type="string">
            <text:p>4 Data processing procedures Presence Average</text:p>
          </table:table-cell>
          <table:table-cell table:formula="of:=AVERAGE([$dts.E26:.E28])" office:value-type="float" office:value="0.666666666666667" calcext:value-type="float">
            <text:p>0,67</text:p>
          </table:table-cell>
        </table:table-row>
        <table:table-row table:style-name="ro1">
          <table:table-cell office:value-type="string" calcext:value-type="string">
            <text:p>5 Uses Presence Average</text:p>
          </table:table-cell>
          <table:table-cell table:formula="of:=AVERAGE([$dts.E29:.E33])" office:value-type="float" office:value="0.8" calcext:value-type="float">
            <text:p>0,80</text:p>
          </table:table-cell>
        </table:table-row>
        <table:table-row table:style-name="ro1">
          <table:table-cell office:value-type="string" calcext:value-type="string">
            <text:p>6 Maintenance Presence Average</text:p>
          </table:table-cell>
          <table:table-cell table:formula="of:=AVERAGE([$dts.E34:.E40])" office:value-type="float" office:value="0.428571428571429" calcext:value-type="float">
            <text:p>0,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date-style style:name="N135">
      <number:day number:style="long"/>
      <number:text>-</number:text>
      <number:month number:textual="true"/>
      <number:text>-</number:text>
      <number:year/>
    </number:date-style>
    <number:number-style style:name="N134P0" style:volatile="true">
      <number:text>€ </number:text>
      <number:number number:decimal-places="0" number:min-decimal-places="0" number:min-integer-digits="1" number:grouping="true"/>
    </number:number-style>
    <number:number-style style:name="N134">
      <number:text>-€ 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2">
      <number:hours/>
      <number:text>:</number:text>
      <number:minutes number:style="long"/>
      <number:text>:</number:text>
      <number:seconds number:style="long"/>
    </number:time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0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20">
      <number:minutes number:style="long"/>
      <number:text>:</number:text>
      <number:seconds number:style="long" number:decimal-places="1"/>
    </number:time-style>
    <number:number-style style:name="N108">
      <number:number number:decimal-places="1" number:min-decimal-places="1" number:min-integer-digits="1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10P0" style:volatile="true">
      <number:text>€ </number:text>
      <number:number number:decimal-places="2" number:min-decimal-places="2" number:min-integer-digits="1" number:grouping="true"/>
    </number:number-style>
    <number:number-style style:name="N110">
      <number:text>-€ 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40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€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€ 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hours/>
      <number:text>:</number:text>
      <number:minutes number:style="long"/>
      <number:text> </number:text>
      <number:am-pm/>
    </number:tim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7:03:07.501247426</meta:creation-date>
    <meta:generator>LibreOffice/7.3.7.2$Linux_X86_64 LibreOffice_project/30$Build-2</meta:generator>
    <dc:date>2023-08-22T18:27:37.099569617</dc:date>
    <meta:editing-duration>PT1H22M4S</meta:editing-duration>
    <meta:editing-cycles>13</meta:editing-cycles>
    <meta:document-statistic meta:table-count="3" meta:cell-count="246" meta:object-count="0"/>
  </office:meta>
</office:document-meta>
</file>